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106cm" svg:stroke-color="#000000" draw:marker-start-width="0.359cm" draw:marker-end-width="0.359cm" draw:stroke-linejoin="none" svg:stroke-linecap="butt" draw:fill="solid" draw:fill-color="#0058a5" draw:textarea-horizontal-align="center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none" draw:fill-color="#0058a5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width="0.529cm" svg:stroke-color="#f10d0c" draw:marker-start-width="0.994cm" draw:marker-end-width="0.994cm" draw:fill-color="#ffff38" draw:textarea-horizontal-align="justify" draw:textarea-vertical-align="middle" draw:auto-grow-height="false" fo:min-height="3.354cm" fo:min-width="5.3cm" fo:padding-top="0.39cm" fo:padding-bottom="0.39cm" fo:padding-left="0.515cm" fo:padding-right="0.515cm"/>
    </style:style>
    <style:style style:name="gr5" style:family="graphic" style:parent-style-name="standard">
      <style:graphic-properties draw:stroke="none" draw:stroke-dash="Dashed_20__28_var_29__20_4" svg:stroke-width="0.159cm" svg:stroke-color="#000000" draw:marker-start-width="0.438cm" draw:marker-end-width="0.438cm" draw:stroke-linejoin="none" svg:stroke-linecap="butt" draw:fill="solid" draw:fill-color="#f10d0c" draw:textarea-horizontal-align="center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solid" draw:stroke-dash="Dashed_20__28_var_29__20_4" svg:stroke-width="0.159cm" svg:stroke-color="#000000" draw:marker-start-width="0.438cm" draw:marker-end-width="0.438cm" draw:stroke-linejoin="none" svg:stroke-linecap="butt" draw:fill="none" draw:fill-color="#f10d0c" draw:textarea-horizontal-align="center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5.514cm" fo:min-width="5.194cm" fo:padding-top="0.178cm" fo:padding-bottom="0.178cm" fo:padding-left="0.303cm" fo:padding-right="0.303cm"/>
    </style:style>
    <style:style style:name="P1" style:family="paragraph">
      <loext:graphic-properties draw:fill="solid" draw:fill-color="#0058a5"/>
      <style:paragraph-properties fo:text-align="center"/>
    </style:style>
    <style:style style:name="P2" style:family="paragraph">
      <loext:graphic-properties draw:fill="none" draw:fill-color="#0058a5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38"/>
      <style:paragraph-properties fo:text-align="center" style:writing-mode="lr-tb"/>
      <style:text-properties style:font-name="CMU Serif" fo:font-size="200pt" fo:font-weight="bold" style:font-size-asian="200pt" style:font-weight-asian="bold" style:font-size-complex="200pt" style:font-weight-complex="bold"/>
    </style:style>
    <style:style style:name="P5" style:family="paragraph">
      <loext:graphic-properties draw:fill="solid" draw:fill-color="#f10d0c"/>
      <style:paragraph-properties fo:text-align="center"/>
    </style:style>
    <style:style style:name="P6" style:family="paragraph">
      <loext:graphic-properties draw:fill="none" draw:fill-color="#f10d0c"/>
      <style:paragraph-properties fo:text-align="center"/>
    </style:style>
    <style:style style:name="P7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1.199cm" svg:height="11.199cm" svg:x="2.3cm" svg:y="8.5cm" svg:viewBox="0 0 11200 11200" svg:d="M627 7935c163-39 384-87 599-139 93-21 159 66 235 194 73 132 118 232 49 301-149 163-305 329-416 450-83 90-62 170 31 295 94 121 166 162 274 107 149-80 349-184 543-287 87-49 172 19 277 124 106 106 173 194 128 277-103 198-211 398-287 544-59 111-17 180 107 273 125 97 201 118 291 35 125-114 291-267 450-419 73-66 172-22 301 52 130 74 219 138 198 235-52 215-104 437-139 599-27 118 31 177 173 236 146 59 225 59 291-45 90-139 211-333 329-519 49-84 159-70 301-32 146 38 246 83 250 180 6 219 17 447 24 613 3 121 72 163 228 184s232 0 270-118c49-159 118-377 180-589 28-93 139-107 288-107s256 14 287 107c62 212 128 430 180 589 35 118 114 139 267 118 155-21 225-63 232-184 7-166 13-394 20-616 4-97 108-139 250-177 145-38 252-52 304 32 118 186 239 377 326 519 65 104 149 104 291 45 145-62 200-118 176-239-38-163-86-384-138-599-21-94 65-159 193-235 129-73 232-118 302-49 162 149 329 305 450 416 90 83 169 62 294-32 121-97 163-166 107-273-79-149-183-350-290-544-45-86 24-173 128-277 103-107 193-173 277-128 197 104 398 211 543 288 111 58 180 17 274-108 97-124 117-201 34-291-114-124-270-291-419-450-65-73-24-173 49-301 76-132 142-218 239-197 214 52 436 103 595 138 121 28 180-31 239-173 59-145 59-225-45-291-138-90-332-211-519-329-83-48-70-159-31-301 38-146 79-246 180-249 218-7 446-18 612-25 122-3 163-72 184-228s0-232-118-270c-159-49-377-118-588-180-94-28-108-139-108-288s14-256 108-284c211-65 429-131 588-180 118-38 139-117 118-270-21-156-62-225-184-232-166-7-394-14-616-20-97-4-138-104-176-250-39-145-52-253 27-304 191-115 381-236 523-326 104-66 106-147 45-291s-118-201-239-173c-163 35-384 87-599 135-93 24-159-66-235-194-73-128-118-232-52-301 152-159 308-329 419-450 83-90 64-168-31-291-96-123-167-166-274-107-149 76-350 183-543 287-87 45-172-22-277-128-106-106-173-191-128-277 103-194 211-395 287-544 55-107 17-180-107-273-125-94-201-115-295-31-121 110-287 266-446 415-73 69-175 26-305-48-130-75-215-142-194-236 52-215 104-436 139-599 27-121-30-178-173-239-144-60-226-59-291 45-90 142-211 333-329 523-49 80-159 66-305 28-142-38-246-80-246-177-7-221-17-450-24-616-3-121-76-163-228-184-156-17-232 4-270 122-52 155-118 373-180 585-28 93-139 107-288 107s-259-14-287-107c-62-212-128-430-180-585-35-118-116-137-270-118s-222 59-229 183c-7 167-17 392-20 613-4 97-108 139-250 177-145 38-252 55-304-28-118-187-239-381-326-523-69-104-147-102-291-41-143 60-204 114-176 235 38 163 86 384 138 599 21 94-65 163-194 236-131 76-232 117-301 52-162-153-329-309-450-419-93-84-171-64-294 31s-163 166-107 277c76 145 183 346 287 540 48 86-19 175-125 280-105 106-194 173-280 125-194-104-395-211-540-287-111-56-180-14-274 107-97 125-117 201-34 294 114 121 266 288 419 450 65 70 22 172-52 302-75 129-139 214-236 194-214-52-436-101-599-139-117-28-176 31-235 177-59 142-59 225 45 290 138 87 332 208 519 326 83 52 69 159 31 305-41 142-83 246-180 249-218 3-446 14-612 21-125 7-163 76-184 228-21 156 0 236 118 270 159 52 377 118 588 180 94 28 108 139 108 288s-14 259-108 287c-211 63-429 128-588 180-118 35-139 116-118 270s62 225 184 229c166 7 394 17 616 21 97 3 138 107 176 249 38 145 52 253-31 305-187 117-381 239-519 325-104 69-104 149-45 291 62 145 118 201 239 173z">
          <text:p/>
        </draw:path>
        <draw:path draw:style-name="gr2" draw:text-style-name="P2" draw:layer="layout" svg:width="8.194cm" svg:height="8.195cm" svg:x="3.802cm" svg:y="10.001cm" svg:viewBox="0 0 8195 8196" svg:d="M8195 4100c0 716-193 1423-551 2046s-876 1139-1499 1499-1328 551-2046 551-1426-191-2049-551c-624-360-1139-876-1500-1499-360-623-550-1330-550-2046 0-721 190-1427 550-2050 361-623 876-1139 1500-1499 623-361 1329-551 2049-551 717 0 1423 190 2046 551 623 360 1143 876 1499 1499 360 623 551 1329 551 2050z">
          <text:p/>
        </draw:path>
        <draw:path draw:style-name="gr3" draw:text-style-name="P3" draw:layer="layout" svg:width="2.017cm" svg:height="2.018cm" svg:x="6.891cm" svg:y="13.09cm" svg:viewBox="0 0 2018 2019" svg:d="M2018 1011c0 177-46 350-135 502-88 152-216 282-370 371-154 88-326 135-502 135-177 0-353-47-506-135-152-89-282-219-370-371s-135-325-135-502c0-180 48-353 135-505 90-153 218-283 370-371 153-88 329-135 506-135 176 0 348 47 502 135s280 218 370 371c87 152 135 325 135 505z">
          <text:p/>
        </draw:path>
        <draw:path draw:style-name="gr3" draw:text-style-name="P3" draw:layer="layout" svg:width="8.194cm" svg:height="8.195cm" svg:x="3.8cm" svg:y="10.1cm" svg:viewBox="0 0 8195 8196" svg:d="M8195 4100c0 716-193 1423-551 2046s-876 1139-1499 1499-1328 551-2046 551-1426-191-2049-551c-624-360-1139-876-1500-1499-360-623-550-1330-550-2046 0-721 190-1427 550-2050 361-623 876-1139 1500-1499 623-361 1329-551 2049-551 717 0 1423 190 2046 551 623 360 1143 876 1499 1499 360 623 551 1329 551 2050z">
          <text:p/>
        </draw:path>
        <draw:g>
          <draw:polygon draw:style-name="gr4" draw:text-style-name="P4" draw:layer="layout" svg:width="7.246cm" svg:height="5.884cm" svg:x="4.294cm" svg:y="11.915cm" svg:viewBox="0 0 7247 5885" draw:points="0,1308 1100,0 6082,0 7247,1308 3688,5885">
            <text:p/>
          </draw:polygon>
          <draw:g>
            <draw:path draw:style-name="gr5" draw:text-style-name="P5" draw:layer="layout" svg:width="2.617cm" svg:height="5.754cm" svg:x="6.81cm" svg:y="11.907cm" svg:viewBox="0 0 2618 5755" svg:d="M1672 1783c1182-2209-1859-1408-823 3972-3300-7489 4335-6326 823-3972z">
              <text:p/>
            </draw:path>
            <draw:path draw:style-name="gr5" draw:text-style-name="P5" draw:layer="layout" svg:width="1.992cm" svg:height="1.597cm" svg:x="7.775cm" svg:y="13.691cm" svg:viewBox="0 0 1993 1598" svg:d="M707 0c1389 646 535 1688-707 1042 1169 1532 3425-533 707-1042z">
              <text:p/>
            </draw:path>
            <draw:path draw:style-name="gr6" draw:text-style-name="P6" draw:layer="layout" svg:width="3.252cm" svg:height="4.507cm" svg:x="4.6cm" svg:y="12.137cm" svg:viewBox="0 0 3253 4508" svg:d="M3253 0c-388 437-1747 654-582 4508-310-588-1636-1894-2671-3421 324-364 500-711 859-1087 970 0 1553 0 2394 0z">
              <text:p/>
            </draw:path>
            <draw:path draw:style-name="gr6" draw:text-style-name="P6" draw:layer="layout" svg:width="3.779cm" svg:height="5.4cm" svg:x="7.42cm" svg:y="12.115cm" svg:viewBox="0 0 3780 5401" svg:d="M2902 0c249 312 479 621 878 1108-583 727-2441 3203-3217 4293-194-217-270-342-389-509-916-4704 2136-5453 917-3366 517-145 1358-1089 711-1526z">
              <text:p/>
            </draw:path>
            <draw:path draw:style-name="gr6" draw:text-style-name="P6" draw:layer="layout" svg:width="2.024cm" svg:height="1.614cm" svg:x="7.788cm" svg:y="13.663cm" svg:viewBox="0 0 2025 1615" svg:d="M712 0c3100 1137-194 2327-712 1091 776 436 2265-73 712-1091z">
              <text:p/>
            </draw:path>
            <draw:path draw:style-name="gr6" draw:text-style-name="P6" draw:layer="layout" svg:width="7.799cm" svg:height="6.499cm" svg:x="4cm" svg:y="11.7cm" svg:viewBox="0 0 7800 6500" svg:d="M7800 1526c-582 728-3023 3883-3800 4974-194-218-3881-4810-4000-4977 776-1017 783-1014 1300-1523 518 0 3971 73 5200 0 0 0 901 1039 1300 1526z">
              <text:p/>
            </draw:path>
          </draw:g>
        </draw:g>
        <draw:custom-shape draw:style-name="gr7" draw:text-style-name="P7" draw:layer="layout" svg:width="8.2cm" svg:height="8.3cm" svg:x="3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8T12:42:23.789221768</meta:creation-date>
    <dc:date>2020-05-18T15:43:46.922554338</dc:date>
    <meta:editing-duration>PT38M10S</meta:editing-duration>
    <meta:editing-cycles>9</meta:editing-cycles>
    <meta:generator>LibreOffice/6.4.3.2$Linux_X86_64 LibreOffice_project/40$Build-2</meta:generator>
    <meta:document-statistic meta:object-count="14"/>
  </office:meta>
</office:document-meta>
</file>